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600000060024773626CB8B4FBF.jpg" manifest:media-type="image/jpeg"/>
  <manifest:file-entry manifest:full-path="Pictures/1000541B00001977000006ABD6B1BAF59851C473.svg" manifest:media-type="image/svg+xml"/>
  <manifest:file-entry manifest:full-path="Pictures/10000201000000F600000041F8AA491D2FC83F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0a337" officeooo:paragraph-rsid="000ec39b" style:font-size-asian="20pt" style:font-weight-asian="normal" style:font-name-complex="Vazir" style:font-size-complex="2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3.7047in, 1.8374in, 4.6437in, 1.826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Image3" text:anchor-type="paragraph" svg:y="3.7654in" svg:width="4.402in" svg:height="6.3118in" draw:z-index="2"><draw:image xlink:href="Pictures/10000000000003600000060024773626CB8B4FB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draw:frame draw:style-name="Mfr2" draw:name="Image2" text:anchor-type="paragraph" svg:x="2.0409in" svg:y="-0.75in" svg:width="3.5457in" svg:height="0.9173in" draw:z-index="1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8:08:22.869210090</meta:creation-date>
    <dc:date>2020-01-26T17:24:15.854157478</dc:date>
    <meta:editing-duration>PT48M</meta:editing-duration>
    <meta:editing-cycles>13</meta:editing-cycles>
    <meta:generator>LibreOffice/6.0.7.3$Linux_X86_64 LibreOffice_project/00m0$Build-3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